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ghindi1" svg:font-family="Raghind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aghindi" svg:font-family="Raghindi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------------------------------------------ Changing the website instances(Logo and database etc) -------------------------------------------------</text:p>
      <text:p text:style-name="Standard">DEBUG = True #False</text:p>
      <text:p text:style-name="Standard">ALLOWED_HOSTS = ["*.*.*.*", "*.*.*.*", "your_domain"] <text:s/></text:p>
      <text:p text:style-name="Standard">#ALLOWED_HOSTS = ["*"] <text:s/></text:p>
      <text:p text:style-name="Standard">#TEMPLATE_DEBUG78 = False <text:s text:c="123"/></text:p>
      <text:p text:style-name="Standard"/>
      <text:p text:style-name="Standard">import os</text:p>
      <text:p text:style-name="Standard"/>
      <text:p text:style-name="Standard"># Authentication related and Error reporting emails</text:p>
      <text:p text:style-name="Standard">EMAIL_USE_TLS = ""</text:p>
      <text:p text:style-name="Standard">ACCOUNT_ACTIVATION_DAYS = *</text:p>
      <text:p text:style-name="Standard">EMAIL_HOST = 'localhost'</text:p>
      <text:p text:style-name="Standard">#EMAIL_HOST = 'your_domain'</text:p>
      <text:p text:style-name="Standard">#DEFAULT_FROM_EMAIL = '*@your_domain'</text:p>
      <text:p text:style-name="Standard">#DEFAULT_FROM_EMAIL = '*@your_domain'</text:p>
      <text:p text:style-name="Standard">DEFAULT_FROM_EMAIL = '*@your_domain' #'*@your_domain'</text:p>
      <text:p text:style-name="Standard">LOGIN_REDIRECT_URL = '/'</text:p>
      <text:p text:style-name="Standard">EMAIL_SUBJECT_PREFIX='[domain_name-error-reporting]'</text:p>
      <text:p text:style-name="Standard">SERVER_EMAIL = DEFAULT_FROM_EMAIL</text:p>
      <text:p text:style-name="Standard">EMAIL_PORT = "25"</text:p>
      <text:p text:style-name="Standard">ADMINS = (</text:p>
      <text:p text:style-name="Standard"><text:s text:c="4"/>('username', 'user_email') <text:s text:c="7"/></text:p>
      <text:p text:style-name="Standard">)</text:p>
      <text:p text:style-name="Standard"/>
      <text:p text:style-name="Standard"/>
      <text:p text:style-name="Standard">#GSTUDIO_SITE_NAME = "instance_name"</text:p>
      <text:p text:style-name="Standard">#GSTUDIO_SITE_LANDING_TEMPLATE = "ndf/landing_page_instance_name.html"</text:p>
      <text:p text:style-name="Standard"># Mrunal : Added 25-04-2016</text:p>
      <text:p text:style-name="Standard"/>
      <text:p text:style-name="Standard"># GSTUDIO_SITE_NAME = "domain_name"</text:p>
      <text:p text:style-name="Standard"># GSTUDIO_SITE_LANDING_TEMPLATE = "home"</text:p>
      <text:p text:style-name="Standard"># GSTUDIO_SITE_LOGO = "/location/css/themes/domain_name/logo.png"</text:p>
      <text:p text:style-name="Standard">GSTUDIO_SITE_FAVICON = "/location/images/favicon/logo.png"</text:p>
      <text:p text:style-name="Standard"># GSTUDIO_SITE_HOME_PAGE = "/welcome"</text:p>
      <text:p text:style-name="Standard"># GSTUDIO_CAPTCHA_VISIBLE = True</text:p>
      <text:p text:style-name="Standard"># GSTUDIO_MY_GROUPS_IN_HEADER = False</text:p>
      <text:p text:style-name="Standard"># GSTUDIO_MY_COURSES_IN_HEADER = True</text:p>
      <text:p text:style-name="Standard"># GSTUDIO_SECOND_LEVEL_HEADER = True</text:p>
      <text:p text:style-name="Standard"># GSTUDIO_MY_DASHBOARD_IN_HEADER = True</text:p>
      <text:p text:style-name="Standard"/>
      <text:p text:style-name="Standard"/>
      <text:p text:style-name="Standard"/>
      <text:p text:style-name="Standard"># Deatils related to database</text:p>
      <text:p text:style-name="Standard">MEDIA_ROOT = '/location/'</text:p>
      <text:p text:style-name="Standard">GSTUDIO_DATA_ROOT = os.path.join('/data/')</text:p>
      <text:p text:style-name="Standard"/>
      <text:p text:style-name="Standard">GSTUDIO_LOGS_DIRNAME = 'gstudio-logs'</text:p>
      <text:p text:style-name="Standard">GSTUDIO_LOGS_DIR_PATH = os.path.join('/data/', GSTUDIO_LOGS_DIRNAME)</text:p>
      <text:p text:style-name="Standard"/>
      <text:p text:style-name="Standard">RCS_REPO_DIRNAME = "rcs-repo"</text:p>
      <text:p text:style-name="Standard">RCS_REPO_DIR = os.path.join('/data/', RCS_REPO_DIRNAME)</text:p>
      <text:p text:style-name="Standard"><text:soft-page-break/></text:p>
      <text:p text:style-name="Standard">GSTUDIO_MAIL_DIRNAME = 'MailClient'</text:p>
      <text:p text:style-name="Standard">GSTUDIO_MAIL_DIR_PATH = os.path.join('/data/', GSTUDIO_MAIL_DIRNAME)</text:p>
      <text:p text:style-name="Standard"/>
      <text:p text:style-name="Standard"/>
      <text:p text:style-name="Standard"/>
      <text:p text:style-name="Standard">#GSTUDIO_DATA_ROOT = '/data'</text:p>
      <text:p text:style-name="Standard">#SQLITE3_your_databaseNAME = 'example-sqlite3.your_database'<text:tab/><text:tab/><text:tab/><text:tab/><text:tab/># Used for sqlite3 your_database </text:p>
      <text:p text:style-name="Standard">#RCS_REPO_DIRNAME = 'rcs-repo'</text:p>
      <text:p text:style-name="Standard">RCS_REPO_DIR = os.path.join(GSTUDIO_DATA_ROOT, RCS_REPO_DIRNAME)</text:p>
      <text:p text:style-name="Standard"/>
      <text:p text:style-name="Standard">DATABASES = {</text:p>
      <text:p text:style-name="Standard"><text:s text:c="8"/>'default': {</text:p>
      <text:p text:style-name="Standard"># <text:s text:c="3"/>We have 2 database (postgres and sqlite3) connection details here. Ensure the part of connection details of database not in use is commented. <text:s/></text:p>
      <text:p text:style-name="Standard"><text:s text:c="8"/>'ENGINE': 'django.your_database.backends.postgresql_psycopg2',<text:tab/><text:tab/># Used for postgres your_database </text:p>
      <text:p text:style-name="Standard"><text:s text:c="8"/>'NAME': 'instance_name',<text:tab/><text:tab/><text:tab/><text:tab/><text:tab/><text:tab/># Used for postgres your_database </text:p>
      <text:p text:style-name="Standard"><text:s text:c="8"/>'USER': 'instance_name_your_database_user',<text:tab/><text:tab/><text:tab/><text:tab/><text:tab/><text:tab/><text:tab/># Used for postgres your_database </text:p>
      <text:p text:style-name="Standard"><text:s text:c="8"/>'PASSWORD':'your_password',<text:tab/><text:tab/><text:tab/><text:tab/><text:tab/><text:tab/># Used for postgres your_database </text:p>
      <text:p text:style-name="Standard"><text:s text:c="8"/>'HOST':'localhost',<text:tab/><text:tab/><text:tab/><text:tab/><text:tab/><text:tab/># Used for postgres your_database </text:p>
      <text:p text:style-name="Standard"><text:s text:c="8"/>'PORT':''<text:tab/><text:tab/><text:tab/><text:tab/><text:tab/><text:tab/><text:tab/><text:tab/># Used for postgres your_database </text:p>
      <text:p text:style-name="Standard"/>
      <text:p text:style-name="Standard"><text:s text:c="8"/># 'ENGINE': 'django.your_database.backends.sqlite3',<text:tab/><text:tab/><text:tab/><text:tab/># Used for sqlite3 your_database </text:p>
      <text:p text:style-name="Standard"><text:s text:c="8"/># 'NAME': SQLITE3_your_database_PATH ,<text:tab/><text:tab/># Used for sqlite3 your_database <text:s text:c="9"/></text:p>
      <text:p text:style-name="Standard"/>
      <text:p text:style-name="Standard"><text:s text:c="8"/>#'NAME': 'studio-domain_name.your_database',</text:p>
      <text:p text:style-name="Standard"><text:s text:c="8"/>##'NAME': os.path.join(os.path.dirname(__file__),'studio-domain_name.your_database'),</text:p>
      <text:p text:style-name="Standard"><text:s text:c="8"/>#'NAME': os.path.join(os.path.dirname(os.path.abspath(inspect.getfile(inspect.currentframe()))),os.path.dirname("../"),'studio-domain_name.your_database'),</text:p>
      <text:p text:style-name="Standard"># <text:s text:c="3"/>'NAME': os.path.join(GSTUDIO_DATA_ROOT, SQLITE3_your_databaseNAME),<text:tab/><text:tab/># Used for sqlite3 your_database <text:s text:c="9"/></text:p>
      <text:p text:style-name="Standard"><text:s text:c="4"/>},</text:p>
      <text:p text:style-name="Standard"><text:s text:c="4"/>'mongoyour_database': {</text:p>
      <text:p text:style-name="Standard"><text:s text:c="8"/>'ENGINE': 'django_mongokit.mongoyour_database',<text:tab/><text:tab/><text:tab/><text:tab/># Used for mongo your_database </text:p>
      <text:p text:style-name="Standard"><text:s text:c="8"/>'NAME': 'domain_name-mongokit',<text:tab/><text:tab/><text:tab/><text:tab/><text:tab/># Used for mongo your_database </text:p>
      <text:p text:style-name="Standard"><text:s text:c="8"/>'USER': '',<text:tab/><text:tab/><text:tab/><text:tab/><text:tab/><text:tab/><text:tab/># Used for mongo your_database </text:p>
      <text:p text:style-name="Standard"><text:s text:c="8"/>'PASSWORD': '',<text:tab/><text:tab/><text:tab/><text:tab/><text:tab/><text:tab/><text:tab/># Used for mongo your_database </text:p>
      <text:p text:style-name="Standard"><text:s text:c="8"/>'HOST': '', <text:tab/><text:tab/><text:tab/><text:tab/><text:tab/><text:tab/><text:tab/># Used for mongo your_database </text:p>
      <text:p text:style-name="Standard"><text:s text:c="8"/>'PORT': '',<text:tab/><text:tab/><text:tab/><text:tab/><text:tab/><text:tab/><text:tab/># Used for mongo your_database </text:p>
      <text:p text:style-name="Standard"><text:s text:c="4"/>},</text:p>
      <text:p text:style-name="Standard">}</text:p>
      <text:p text:style-name="Standard"><text:soft-page-break/></text:p>
      <text:p text:style-name="Standard"/>
      <text:p text:style-name="Standard"/>
      <text:p text:style-name="Standard"/>
      <text:p text:style-name="Standard">GSTUDIO_DEFAULT_GAPPS_LIST = [u"Page", u"Forum",u"E-Library"]</text:p>
      <text:p text:style-name="Standard"># GSTUDIO_DEFAULT_GAPPS_LIST = [ u"E-Library", u"Page", u"Forum"]</text:p>
      <text:p text:style-name="Standard"/>
      <text:p text:style-name="Standard">PROJECT_ROOT = os.path.dirname(os.path.abspath(__file__))</text:p>
      <text:p text:style-name="Standard">#STATIC_ROOT = os.path.join('/','home','username','static')</text:p>
      <text:p text:style-name="Standard">#STATIC_ROOT = '/var/www/*.*.*.*:8101/static' <text:s text:c="2"/># Mrunal : Tue Jul 14 13:48:29 IST 2015 : Commented to change IP to name</text:p>
      <text:p text:style-name="Standard">#STATIC_ROOT = '/var/www/your_domain/static'</text:p>
      <text:p text:style-name="Standard">STATIC_ROOT = '/static/'</text:p>
      <text:p text:style-name="Standard"/>
      <text:p text:style-name="Standard">GSTUDIO_SITE_DEFAULT_LANGUAGE=u"('en', 'English')"</text:p>
      <text:p text:style-name="Standard"/>
      <text:p text:style-name="Standard">GSTUDIO_SITE_LOGO="/location/css/themes/domain_name/logo.png" # usually appears on the top</text:p>
      <text:p text:style-name="Standard">GSTUDIO_ORG_LOGO="/location/css/themes/domain_name/orglogo.svg" # can be placed in the footer</text:p>
      <text:p text:style-name="Standard">GSTUDIO_ORG_NAME='''&lt;p&gt;</text:p>
      <text:p text:style-name="Standard">&lt;a href="https://github.com/gnowledge/ncert_domain_name" target="_blank"&gt;Gnowsys-Studio&lt;/a&gt;,&lt;a href="http://www.hbcse.tifr.res.in" target="_blank"&gt;Homi Bhabha Centre for Science Education (HBCSE)&lt;/a&gt;, &lt;a href="http://www.tifr.res.in" target="_blank"&gt;Tata Institute of Fundamental Research (TIFR), India&lt;/a&gt;.</text:p>
      <text:p text:style-name="Standard">&lt;/p&gt;'''</text:p>
      <text:p text:style-name="Standard"/>
      <text:p text:style-name="Standard">GSTUDIO_COPYRIGHT="All material is licensed under a Creative Commons Attribution-Share Alike 3.0 Unported License unless mentioned otherwise."</text:p>
      <text:p text:style-name="Standard">GSTUDIO_GIT_REPO="https://github.com/gnowledge/gstudio"</text:p>
      <text:p text:style-name="Standard">#GSTUDIO_SITE_PRIVACY_POLICY="your_domain/home/page/55b8e5a381fccb25935dc495"</text:p>
      <text:p text:style-name="Standard">GSTUDIO_SITE_PRIVACY_POLICY="your_domain/home/page/5774fb2b16b51c03ba38f61c"</text:p>
      <text:p text:style-name="Standard">GSTUDIO_SITE_TERMS_OF_SERVICE="your_domain/home/page/58198aa216b51c01a6e3d651"</text:p>
      <text:p text:style-name="Standard"/>
      <text:p text:style-name="Standard">#GSTUDIO_SITE_ABOUT="your_domain/55ab34ff81fccb4f1d806025/page/55b8e42881fccb07c1cc66da"</text:p>
      <text:p text:style-name="Standard">GSTUDIO_SITE_ABOUT="your_domain/home/page/5774f5f316b51c03ba38f30d"</text:p>
      <text:p text:style-name="Standard">GSTUDIO_SITE_POWEREyour_databaseY="your_domain"</text:p>
      <text:p text:style-name="Standard"># GSTUDIO_SITE_PARTNERS="http://your_domain/home/page/53fc615c81fccb2d7fc7da33"</text:p>
      <text:p text:style-name="Standard">GSTUDIO_SITE_PARTNERS = "your_domain/home/partner/Partners"</text:p>
      <text:p text:style-name="Standard"># GSTUDIO_SITE_GROUPS="http://your_domain/home/page/5400432381fccb6b4b19ab6a"</text:p>
      <text:p text:style-name="Standard">GSTUDIO_SITE_GROUPS = "your_domain/home/partner/Groups"</text:p>
      <text:p text:style-name="Standard">#GSTUDIO_SITE_CONTACT="your_domain/home/page/55b8e5e881fccb25935dc4d7"</text:p>
      <text:p text:style-name="Standard">GSTUDIO_SITE_CONTACT="your_domain/home/page/5774fd2d16b51c03ba38fa83"</text:p>
      <text:p text:style-name="Standard">GSTUDIO_SITE_CONTRIBUTE="your_domain/home/page/581998a316b51c01a86994de"</text:p>
      <text:p text:style-name="Standard">GSTUDIO_SITE_VIDEO='pandora'</text:p>
      <text:p text:style-name="Standard">GSTUDIO_SITE_LANDING_PAGE='home'</text:p>
      <text:p text:style-name="Standard">GSTUDIO_SITE_NAME = "domain_name"</text:p>
      <text:p text:style-name="Standard">#GSTUDIO_SITE_LANDING_PAGE = "homepage"</text:p>
      <text:p text:style-name="Standard">GSTUDIO_SITE_HOME_PAGE = "/welcome"</text:p>
      <text:p text:style-name="Standard"><text:soft-page-break/></text:p>
      <text:p text:style-name="Standard">WETUBE_USERNAME = "username"</text:p>
      <text:p text:style-name="Standard">WETUBE_PASSWORD = "password"</text:p>
      <text:p text:style-name="Standard"/>
      <text:p text:style-name="Standard">GSTUDIO_FILE_UPLOAD_FORM = 'detail'</text:p>
      <text:p text:style-name="Standard"/>
      <text:p text:style-name="Standard">GSTUDIO_OID_TC = '55b8e55881fccb25935dc448'</text:p>
      <text:p text:style-name="Standard"/>
      <text:p text:style-name="Standard">GSTUDIO_OID_instance_name = '563f28d481fccb0fa7f3bc8f'</text:p>
      <text:p text:style-name="Standard">GSTUDIO_SITE_ISSUES_PAGE = "/home/page/5665aa9681fccb03424ffcda"</text:p>
      <text:p text:style-name="Standard">GSTUDIO_EBOOKS_HELP_TEXT = "/home/page/56701a8581fccb0343bf438b"</text:p>
      <text:p text:style-name="Standard"/>
      <text:p text:style-name="Standard">#Set False if you non't want any Social Networking share button</text:p>
      <text:p text:style-name="Standard">SOCIAL_SHARE_RESOURCE = True </text:p>
      <text:p text:style-name="Standard"/>
      <text:p text:style-name="Standard">GSTUDIO_CAPTCHA_VISIBLE = False</text:p>
      <text:p text:style-name="Standard">GSTUDIO_MY_GROUPS_IN_HEADER = False</text:p>
      <text:p text:style-name="Standard">GSTUDIO_MY_COURSES_IN_HEADER = False</text:p>
      <text:p text:style-name="Standard">GSTUDIO_SECOND_LEVEL_HEADER = True</text:p>
      <text:p text:style-name="Standard">GSTUDIO_MY_DASHBOARD_IN_HEADER = False</text:p>
      <text:p text:style-name="Standard"/>
      <text:p text:style-name="Standard">LOGGING = {</text:p>
      <text:p text:style-name="Standard"><text:s text:c="4"/>'version': 1,</text:p>
      <text:p text:style-name="Standard"><text:s text:c="4"/>'disable_existing_loggers': False,</text:p>
      <text:p text:style-name="Standard"><text:s text:c="4"/>'filters': {</text:p>
      <text:p text:style-name="Standard"><text:s text:c="8"/>'require_debug_false': {</text:p>
      <text:p text:style-name="Standard"><text:s text:c="12"/>'()': 'django.utils.log.RequireDebugFalse'</text:p>
      <text:p text:style-name="Standard"><text:s text:c="8"/>}</text:p>
      <text:p text:style-name="Standard"><text:s text:c="4"/>},</text:p>
      <text:p text:style-name="Standard"><text:s text:c="4"/>'handlers': {</text:p>
      <text:p text:style-name="Standard"><text:s text:c="8"/>'mail_admins': {</text:p>
      <text:p text:style-name="Standard"><text:s text:c="12"/>'level': 'ERROR',</text:p>
      <text:p text:style-name="Standard"><text:s text:c="12"/>'filters': ['require_debug_false'],</text:p>
      <text:p text:style-name="Standard"><text:s text:c="12"/>'class': 'django.utils.log.AdminEmailHandler'</text:p>
      <text:p text:style-name="Standard"><text:s text:c="8"/>},</text:p>
      <text:p text:style-name="Standard"><text:s text:c="8"/>'applogfile': {</text:p>
      <text:p text:style-name="Standard"><text:s text:c="12"/>'level':'DEBUG',</text:p>
      <text:p text:style-name="Standard"><text:s text:c="12"/>'class':'logging.handlers.RotatingFileHandler',</text:p>
      <text:p text:style-name="Standard"><text:s text:c="12"/>#'filename': os.path.join(DJANGO_ROOT, 'survey.log'),</text:p>
      <text:p text:style-name="Standard"><text:s text:c="12"/>'filename': 'gstudio.log',</text:p>
      <text:p text:style-name="Standard"/>
      <text:p text:style-name="Standard"><text:s text:c="12"/>'maxBytes': 1024*1024*15, # 15MB</text:p>
      <text:p text:style-name="Standard"><text:s text:c="12"/>'backupCount': 10,</text:p>
      <text:p text:style-name="Standard"><text:s text:c="8"/>}</text:p>
      <text:p text:style-name="Standard"><text:s text:c="4"/>},</text:p>
      <text:p text:style-name="Standard"><text:s text:c="4"/>'loggers': {</text:p>
      <text:p text:style-name="Standard"><text:s text:c="8"/>'django.request': {</text:p>
      <text:p text:style-name="Standard"><text:s text:c="12"/>'handlers': ['mail_admins'],</text:p>
      <text:p text:style-name="Standard"><text:s text:c="12"/>'level': 'ERROR',</text:p>
      <text:p text:style-name="Standard"><text:s text:c="12"/>'propagate': True,</text:p>
      <text:p text:style-name="Standard"><text:s text:c="8"/>},</text:p>
      <text:p text:style-name="Standard"><text:s text:c="8"/>'gstudio': {</text:p>
      <text:p text:style-name="Standard"><text:soft-page-break/><text:s text:c="12"/>'handlers': ['applogfile',],</text:p>
      <text:p text:style-name="Standard"><text:s text:c="12"/>'level': 'DEBUG',</text:p>
      <text:p text:style-name="Standard"><text:s text:c="8"/>},</text:p>
      <text:p text:style-name="Standard"><text:s text:c="4"/>}</text:p>
      <text:p text:style-name="Standard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ghindi1" svg:font-family="Raghind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aghindi" svg:font-family="Raghind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Rag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Rag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Raghindi" style:font-family-complex="Raghindi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Raghindi1" style:font-family-complex="Raghindi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Raghindi1" style:font-family-complex="Rag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ghindi1" style:font-family-complex="Raghindi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14:07:04.910174129</meta:creation-date>
    <dc:date>2020-07-16T14:07:36.774794049</dc:date>
    <meta:editing-duration>PT33S</meta:editing-duration>
    <meta:editing-cycles>1</meta:editing-cycles>
    <meta:document-statistic meta:table-count="0" meta:image-count="0" meta:object-count="0" meta:page-count="5" meta:paragraph-count="154" meta:word-count="559" meta:character-count="7496" meta:non-whitespace-character-count="6388"/>
    <meta:generator>LibreOffice/6.0.7.3$Linux_X86_64 LibreOffice_project/00m0$Build-3</meta:generator>
  </office:meta>
</office:document-meta>
</file>